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3pt" style:font-size-asian="13pt" style:font-size-complex="13pt"/>
    </style:style>
    <style:style style:name="P3" style:family="paragraph" style:parent-style-name="Standard">
      <style:paragraph-properties fo:text-align="start"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irea unui tip abstract de date cu precizie virtual nelimitata</text:p>
      <text:p text:style-name="P1"/>
      <text:p text:style-name="P2">Domotor Zsolt-Bela - <text:a xlink:type="simple" xlink:href="mailto:d.zsolti@yahoo.com" text:style-name="Internet_20_link" text:visited-style-name="Visited_20_Internet_20_Link">d.zsolti@yahoo.com</text:a></text:p>
      <text:p text:style-name="P2"/>
      <text:p text:style-name="P3">Abstract: In aceasta lucrare ne propunem constructia unui tip abstract de date, numar real cu precizie virtual nelimitata. Modelul este construit pe baza de doua liste de cifre una reprezentand partea intreaga respectiv cealalta reprezentand partea reala.</text:p>
      <text:p text:style-name="P3">S-au definit operatorii aritmetici , relationali, logici si o serie de operatori matematici (radical,sin,cos, exp,s.a.m.d.) pentru a putea realiza orice calcule la fel cum se realizeaza cu tipurile de date standard (float,double,decimal). In aditie tipul de data propus a fost aplicat pe serie de aproximari marind precizia acesto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15T09:19:10.95</meta:creation-date>
    <meta:document-statistic meta:table-count="0" meta:image-count="0" meta:object-count="0" meta:page-count="1" meta:paragraph-count="4" meta:word-count="99" meta:character-count="696"/>
    <dc:date>2018-05-15T09:36:51.64</dc:date>
    <meta:editing-duration>PT1M20S</meta:editing-duration>
    <meta:editing-cycles>1</meta:editing-cycles>
    <meta:generator>OpenOffice/4.1.4$Win32 OpenOffice.org_project/414m5$Build-9788</meta:generator>
  </office:meta>
</office:document-meta>
</file>